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0.921cm" fo:margin-left="-1.935cm" table:align="left"/>
    </style:style>
    <style:style style:name="Table1.A" style:family="table-column">
      <style:table-column-properties style:column-width="2.499cm"/>
    </style:style>
    <style:style style:name="Table1.B" style:family="table-column">
      <style:table-column-properties style:column-width="3.903cm"/>
    </style:style>
    <style:style style:name="Table1.C" style:family="table-column">
      <style:table-column-properties style:column-width="7.301cm"/>
    </style:style>
    <style:style style:name="Table1.D" style:family="table-column">
      <style:table-column-properties style:column-width="7.218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fo:padding="0.097cm" fo:border="0.5pt solid #000000"/>
    </style:style>
    <style:style style:name="Table1.2" style:family="table-row">
      <style:table-row-properties style:min-row-height="2.208cm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0f78b5" officeooo:paragraph-rsid="000f78b5"/>
    </style:style>
    <style:style style:name="P2" style:family="paragraph" style:parent-style-name="Table_20_Contents">
      <style:text-properties officeooo:rsid="00109b68" officeooo:paragraph-rsid="00109b68"/>
    </style:style>
    <style:style style:name="P3" style:family="paragraph" style:parent-style-name="Table_20_Contents">
      <style:text-properties officeooo:rsid="00124f32" officeooo:paragraph-rsid="00124f32"/>
    </style:style>
    <style:style style:name="P4" style:family="paragraph" style:parent-style-name="Text_20_body">
      <style:text-properties officeooo:rsid="00124f32" officeooo:paragraph-rsid="00124f32"/>
    </style:style>
    <style:style style:name="T1" style:family="text">
      <style:text-properties officeooo:rsid="00109b68"/>
    </style:style>
    <style:style style:name="T2" style:family="text">
      <style:text-properties officeooo:rsid="00124f3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rray and Hashing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">Numbers</text:p>
          </table:table-cell>
          <table:table-cell table:style-name="Table1.A1" office:value-type="string">
            <text:p text:style-name="P1">Questions</text:p>
          </table:table-cell>
          <table:table-cell table:style-name="Table1.A1" office:value-type="string">
            <text:p text:style-name="P1"><text:span text:style-name="T1">My </text:span>Solutions</text:p>
          </table:table-cell>
          <table:table-cell table:style-name="Table1.D1" office:value-type="string">
            <text:p text:style-name="P2"><text:span text:style-name="T2">Best</text:span> Solution</text:p>
          </table:table-cell>
        </table:table-row>
        <table:table-row table:style-name="Table1.2">
          <table:table-cell table:style-name="Table1.A2" office:value-type="string">
            <text:p text:style-name="P1">217</text:p>
          </table:table-cell>
          <table:table-cell table:style-name="Table1.A2" office:value-type="string">
            <text:p text:style-name="P1">Contain Duplicate</text:p>
            <text:p text:style-name="P1"/>
          </table:table-cell>
          <table:table-cell table:style-name="Table1.A2" office:value-type="string">
            <text:p text:style-name="Table_20_Contents">- <text:span text:style-name="T1">Hashmap/</text:span><text:span text:style-name="T2">HashSet</text:span><text:span text:style-name="T1">: check if key already inserted → </text:span><text:span text:style-name="T2">Time O(n) Space O(n)</text:span></text:p>
            <text:p text:style-name="Table_20_Contents">- <text:span text:style-name="T2">Sort the array: Compare adjacent values after sorting – [1,1,2,3] → Time O(nlogn) Space O(1)</text:span></text:p>
            <text:p text:style-name="Table_20_Contents">- <text:span text:style-name="T2">HashS</text:span><text:span text:style-name="T1">et: </text:span><text:span text:style-name="T2">Compare</text:span><text:span text:style-name="T1"> len of set and len of input → </text:span><text:span text:style-name="T2">Time O(n) Space O(n)</text:span></text:p>
          </table:table-cell>
          <table:table-cell table:style-name="Table1.D2" office:value-type="string">
            <text:p text:style-name="P3">HashSet: <text:span text:style-name="T1">check if key already inserted → </text:span>Time O(n) Space O(n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5T22:04:10.392805542</meta:creation-date>
    <dc:date>2023-05-15T22:58:27.595771613</dc:date>
    <meta:editing-duration>PT54M16S</meta:editing-duration>
    <meta:editing-cycles>3</meta:editing-cycles>
    <meta:generator>LibreOffice/7.3.7.2$Linux_X86_64 LibreOffice_project/30$Build-2</meta:generator>
    <meta:document-statistic meta:table-count="1" meta:image-count="0" meta:object-count="0" meta:page-count="1" meta:paragraph-count="11" meta:word-count="65" meta:character-count="373" meta:non-whitespace-character-count="318"/>
  </office:meta>
</office:document-meta>
</file>